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01c6" officeooo:paragraph-rsid="001f01c6"/>
    </style:style>
    <style:style style:name="P2" style:family="paragraph" style:parent-style-name="Standard">
      <style:text-properties officeooo:rsid="0021d64b" officeooo:paragraph-rsid="0021d64b"/>
    </style:style>
    <style:style style:name="T1" style:family="text">
      <style:text-properties officeooo:rsid="00200d1f"/>
    </style:style>
    <style:style style:name="T2" style:family="text">
      <style:text-properties officeooo:rsid="0020c761"/>
    </style:style>
    <style:style style:name="T3" style:family="text">
      <style:text-properties officeooo:rsid="0020f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e note c’est :</text:p>
      <text:p text:style-name="P1">- un pitch</text:p>
      <text:p text:style-name="P1">- une longueur</text:p>
      <text:p text:style-name="P1">- un offset/durée</text:p>
      <text:p text:style-name="P1">- un volume</text:p>
      <text:p text:style-name="P1">- <text:span text:style-name="T2">octave ??</text:span></text:p>
      <text:p text:style-name="P1">- <text:span text:style-name="T3">pause ??</text:span></text:p>
      <text:p text:style-name="P1"/>
      <text:p text:style-name="P1">On peut étudier ces 4 informations sans problèmes, les visualiser est possible (+- facile selon la librairie)</text:p>
      <text:p text:style-name="P1"/>
      <text:p text:style-name="P2">Enjeu principale : manière d’encoder les données et comment construire le modèle et la prédiction</text:p>
      <text:p text:style-name="P2"/>
      <text:p text:style-name="P1">La prédiction peut se faire sous 2 formes :</text:p>
      <text:p text:style-name="P1">- Prédiction entière : on prédit d’un coup le pitch, longueur, offset, volume</text:p>
      <text:p text:style-name="P1">- Ou prédiction indépendante : on prédit indépenda<text:span text:style-name="T1">m</text:span>ment ces 4 informations qui peut permettre une meilleur variabilité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1T14:57:37.848000000</dc:date>
    <meta:editing-duration>PT6M2S</meta:editing-duration>
    <meta:editing-cycles>5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2" meta:word-count="93" meta:character-count="534" meta:non-whitespace-character-count="453"/>
  </office:meta>
</office:document-meta>
</file>